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1C000000ED61E09740.png" manifest:media-type="image/png"/>
  <manifest:file-entry manifest:full-path="Pictures/1000000100000200000002006A96B613.png" manifest:media-type="image/png"/>
  <manifest:file-entry manifest:full-path="Pictures/10000001000002C3000002C3EC524D07.png" manifest:media-type="image/png"/>
  <manifest:file-entry manifest:full-path="Pictures/100000010000020000000200239DE840.png" manifest:media-type="image/png"/>
  <manifest:file-entry manifest:full-path="Pictures/1000000100000162000001277793197A.png" manifest:media-type="image/png"/>
  <manifest:file-entry manifest:full-path="Pictures/100008A0000046A9000046A969C5F579.svg" manifest:media-type="image/svg+xml"/>
  <manifest:file-entry manifest:full-path="Pictures/1000000100000316000005E6C4157AF2.png" manifest:media-type="image/png"/>
  <manifest:file-entry manifest:full-path="Pictures/10000001000004B0000004B06DBF5A63.png" manifest:media-type="image/png"/>
  <manifest:file-entry manifest:full-path="Pictures/10000001000002730000027373520CD9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tos" svg:font-family="Aptos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Calibri" svg:font-family="Calibri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solid" svg:stroke-width="0.028cm" svg:stroke-color="#3465a4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39cm" fo:padding-bottom="0.139cm" fo:padding-left="0.264cm" fo:padding-right="0.26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.556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>
      <style:graphic-properties draw:stroke="solid" svg:stroke-width="0cm" svg:stroke-color="#3465a4" draw:marker-end="a5846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cm" svg:stroke-color="#3465a4" draw:marker-end="a5850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cm" svg:stroke-color="#3465a4" draw:marker-end="a5854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cm" svg:stroke-color="#3465a4" draw:marker-end="a5858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cm" svg:stroke-color="#3465a4" draw:marker-end="a5862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0.433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297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>
      <style:graphic-properties draw:stroke="solid" svg:stroke-width="0cm" svg:stroke-color="#333333" draw:marker-end="a5924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cm" svg:stroke-color="#333333" draw:marker-end="a5934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cm" svg:stroke-color="#333333" draw:marker-end="a5941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cm" svg:stroke-color="#333333" draw:marker-end="a5948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1.349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65cm" fo:min-width="10.35cm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.388cm" fo:min-width="0.138cm" loext:decorative="false"/>
    </style:style>
    <style:style style:name="gr2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388cm" fo:min-width="0.138cm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false" fo:min-height="1.1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65cm" fo:min-width="12.32cm" loext:decorative="false"/>
    </style:style>
    <style:style style:name="gr25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65cm" fo:min-width="5.029cm" loext:decorative="false"/>
    </style:style>
    <style:style style:name="gr26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65cm" fo:min-width="9.251cm" loext:decorative="false"/>
    </style:style>
    <style:style style:name="gr27" style:family="graphic" style:parent-style-name="standard">
      <style:graphic-properties draw:stroke="solid" svg:stroke-width="0cm" svg:stroke-color="#3465a4" svg:stroke-opacity="100%" draw:stroke-linejoin="miter" svg:stroke-linecap="butt" draw:fill="solid" draw:fill-color="#729fcf" draw:opacity="100%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false" fo:min-height="1.452cm" fo:padding-top="0.125cm" fo:padding-bottom="0.125cm" fo:padding-left="0.25cm" fo:padding-right="0.25cm" fo:wrap-option="wrap" loext:decorative="false"/>
      <style:paragraph-properties style:writing-mode="lr-tb"/>
    </style:style>
    <style:style style:name="gr29" style:family="graphic" style:parent-style-name="standard">
      <style:graphic-properties draw:stroke="solid" svg:stroke-width="0cm" svg:stroke-color="#333333" draw:marker-end="a5993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cm" svg:stroke-color="#333333" draw:marker-end="a6003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cm" svg:stroke-color="#333333" draw:marker-end="a6010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cm" svg:stroke-color="#333333" draw:marker-end="a6017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solid" svg:stroke-width="0.071cm" svg:stroke-color="#ffffff" svg:stroke-opacity="100%" draw:stroke-linejoin="miter" svg:stroke-linecap="butt" draw:fill="none" fo:padding-top="0.16cm" fo:padding-bottom="0.16cm" fo:padding-left="0.285cm" fo:padding-right="0.285cm" loext:decorative="false"/>
    </style:style>
    <style:style style:name="gr34" style:family="graphic" style:parent-style-name="standard">
      <style:graphic-properties draw:stroke="solid" svg:stroke-width="0.076cm" svg:stroke-color="#75c9e8" draw:marker-start-width="0.203cm" draw:marker-end-width="0.203cm" svg:stroke-opacity="100%" draw:stroke-linejoin="miter" svg:stroke-linecap="butt" draw:fill="none" fo:padding-top="0.163cm" fo:padding-bottom="0.163cm" fo:padding-left="0.288cm" fo:padding-right="0.288cm" loext:decorative="false"/>
    </style:style>
    <style:style style:name="gr35" style:family="graphic" style:parent-style-name="standard">
      <style:graphic-properties draw:stroke="solid" svg:stroke-width="0.127cm" svg:stroke-color="#75c9e8" draw:marker-start-width="0.33cm" draw:marker-end-width="0.33cm" svg:stroke-opacity="100%" draw:stroke-linejoin="miter" svg:stroke-linecap="butt" draw:fill="solid" draw:fill-color="#c6e7f2" draw:opacity="100%" draw:textarea-horizontal-align="center" draw:textarea-vertical-align="top" draw:auto-grow-height="false" draw:auto-grow-width="false" fo:padding-top="0.173cm" fo:padding-bottom="0.173cm" fo:padding-left="0.3cm" fo:padding-right="0.3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false" draw:auto-grow-width="false" fo:min-height="10.12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dash" draw:stroke-dash="a6052" svg:stroke-width="0.076cm" svg:stroke-color="#75c9e8" draw:marker-start="a6053" draw:marker-start-width="0.229cm" draw:marker-end="a6054" draw:marker-end-width="0.229cm" svg:stroke-opacity="100%" draw:stroke-linejoin="miter" svg:stroke-linecap="butt" draw:fill="none" fo:padding-top="0.162cm" fo:padding-bottom="0.162cm" fo:padding-left="0.287cm" fo:padding-right="0.287cm" loext:decorative="false"/>
    </style:style>
    <style:style style:name="gr39" style:family="graphic" style:parent-style-name="standard">
      <style:graphic-properties draw:stroke="none" draw:fill="solid" draw:fill-color="#75c9e8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width="0.127cm" svg:stroke-color="#75c9e8" draw:marker-start-width="0.356cm" draw:marker-end-width="0.356cm" svg:stroke-opacity="100%" draw:stroke-linejoin="miter" svg:stroke-linecap="butt" draw:fill="solid" draw:fill-color="#c6e7f2" draw:opacity="100%" draw:textarea-horizontal-align="center" draw:textarea-vertical-align="top" draw:auto-grow-height="false" draw:auto-grow-width="false" fo:min-height="4.928cm" fo:min-width="2.96cm" fo:padding-top="0.173cm" fo:padding-bottom="0.173cm" fo:padding-left="0.3cm" fo:padding-right="0.3cm" fo:wrap-option="wrap" draw:shadow="hidden" style:writing-mode="lr-tb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min-height="0.10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fill-color="#ffffff" draw:textarea-horizontal-align="center" draw:textarea-vertical-align="top" draw:auto-grow-height="false" draw:auto-grow-width="false" fo:min-height="0.10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9-Layout7-blank-Blank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loext:graphic-properties draw:fill="none"/>
      <style:paragraph-properties style:font-independent-line-spacing="true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4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6" style:family="paragraph">
      <loext:graphic-properties draw:fill="none"/>
      <style:paragraph-properties style:font-independent-line-spacing="false"/>
    </style:style>
    <style:style style:name="P7" style:family="paragraph">
      <loext:graphic-properties draw:fill="none"/>
      <style:paragraph-properties style:writing-mode="lr-tb" style:font-independent-line-spacing="false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loext:tab-stop-distance="0cm" style:font-independent-line-spacing="false">
        <style:tab-stops/>
      </style:paragraph-properties>
    </style:style>
    <style:style style:name="P13" style:family="paragraph">
      <loext:graphic-properties draw:fill="solid" draw:fill-color="#cccccc"/>
      <style:paragraph-properties fo:text-align="center"/>
    </style:style>
    <style:style style:name="P14" style:family="paragraph">
      <loext:graphic-properties draw:fill="solid" draw:fill-color="#729fcf" draw:opacity="100%"/>
      <style:paragraph-properties style:writing-mode="lr-tb" style:font-independent-line-spacing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16" style:family="paragraph">
      <loext:graphic-properties draw:fill="solid" draw:fill-color="#c6e7f2" draw:opacity="100%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false">
        <style:tab-stops/>
      </style:paragraph-properties>
    </style:style>
    <style:style style:name="P17" style:family="paragraph">
      <loext:graphic-properties draw:fill="solid" draw:fill-color="#75c9e8" draw:opacity="100%"/>
      <style:paragraph-properties style:writing-mode="lr-tb" style:font-independent-line-spacing="false"/>
    </style:style>
    <style:style style:name="P1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1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6" style:family="text">
      <style:text-properties fo:font-variant="normal" fo:text-transform="none" fo:color="#7f7f7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placeholder="true">
          <draw:text-box/>
        </draw:frame>
        <draw:frame draw:name="Subtitle 2" presentation:style-name="pr2" draw:text-style-name="P2" draw:layer="layout" svg:width="25.4cm" svg:height="4.599cm" svg:x="4.233cm" svg:y="10.006cm" presentation:class="subtitle" presentation:placeholder="true">
          <draw:text-box/>
        </draw:fram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1-title-Title-Slide">
        <draw:frame draw:name="Title 1" presentation:style-name="pr1" draw:text-style-name="P1" draw:layer="layout" svg:width="25.399cm" svg:height="6.631cm" svg:x="4.233cm" svg:y="3.118cm" presentation:class="title" presentation:placeholder="true">
          <draw:text-box/>
        </draw:frame>
        <draw:frame draw:name="Subtitle 2" presentation:style-name="pr2" draw:text-style-name="P2" draw:layer="layout" svg:width="25.4cm" svg:height="4.599cm" svg:x="4.233cm" svg:y="10.006cm" presentation:class="subtitle" presentation:placeholder="true">
          <draw:text-box/>
        </draw:fram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2" presentation:class="page"/>
          <draw:frame draw:name="Notes Placeholder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1-title-Title-Slide">
        <draw:frame draw:name="Title 1" presentation:style-name="pr1" draw:text-style-name="P1" draw:layer="layout" svg:width="25.399cm" svg:height="6.631cm" svg:x="4.233cm" svg:y="3.118cm" presentation:class="title" presentation:placeholder="true">
          <draw:text-box/>
        </draw:frame>
        <draw:frame draw:name="Subtitle 2" presentation:style-name="pr2" draw:text-style-name="P2" draw:layer="layout" svg:width="25.4cm" svg:height="4.599cm" svg:x="4.233cm" svg:y="10.006cm" presentation:class="subtitle" presentation:placeholder="true">
          <draw:text-box/>
        </draw:fram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3" presentation:class="page"/>
          <draw:frame draw:name="Notes Placeholder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1-title-Title-Slide">
        <draw:frame draw:name="Title 1" presentation:style-name="pr1" draw:text-style-name="P1" draw:layer="layout" svg:width="25.399cm" svg:height="6.631cm" svg:x="4.233cm" svg:y="3.118cm" presentation:class="title" presentation:placeholder="true">
          <draw:text-box/>
        </draw:frame>
        <draw:frame draw:name="Subtitle 2" presentation:style-name="pr2" draw:text-style-name="P2" draw:layer="layout" svg:width="25.4cm" svg:height="4.599cm" svg:x="4.233cm" svg:y="10.006cm" presentation:class="subtitle" presentation:placeholder="true">
          <draw:text-box/>
        </draw:fram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4" presentation:class="page"/>
          <draw:frame draw:name="Notes Placeholder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9-Layout7-blank-Blank" presentation:presentation-page-layout-name="AL2T33">
        <draw:g draw:name="Group 1" draw:style-name="gr3">
          <draw:g draw:name="Group 2" draw:style-name="gr3">
            <draw:custom-shape draw:name="Freeform 3" draw:style-name="gr4" draw:text-style-name="P4" draw:layer="layout" svg:width="1.5cm" svg:height="1.5cm" svg:x="6cm" svg:y="4.5cm">
              <text:p/>
  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  <draw:equation draw:name="f0" draw:formula="10800000"/>
                <draw:equation draw:name="f1" draw:formula="5400000"/>
                <draw:equation draw:name="f2" draw:formula="5419351 / 1725033"/>
                <draw:equation draw:name="f3" draw:formula="180"/>
                <draw:equation draw:name="f4" draw:formula="0"/>
                <draw:equation draw:name="f5" draw:formula="21600"/>
                <draw:equation draw:name="f6" draw:formula="10800 * 10800"/>
                <draw:equation draw:name="f7" draw:formula="0 - 360"/>
                <draw:equation draw:name="f8" draw:formula="10800"/>
                <draw:equation draw:name="f9" draw:formula="0 * ?f2"/>
                <draw:equation draw:name="f10" draw:formula="?f4 * ?f0"/>
                <draw:equation draw:name="f11" draw:formula="?f7 * ?f0"/>
                <draw:equation draw:name="f12" draw:formula="?f5 - ?f4"/>
                <draw:equation draw:name="f13" draw:formula="?f9 / ?f3"/>
                <draw:equation draw:name="f14" draw:formula="?f10 / ?f3"/>
                <draw:equation draw:name="f15" draw:formula="?f11 / ?f3"/>
                <draw:equation draw:name="f16" draw:formula="?f12 / 21600"/>
                <draw:equation draw:name="f17" draw:formula="0 - ?f13"/>
                <draw:equation draw:name="f18" draw:formula="?f14 - ?f1"/>
                <draw:equation draw:name="f19" draw:formula="?f15 - ?f1"/>
                <draw:equation draw:name="f20" draw:formula="3163 * ?f16"/>
                <draw:equation draw:name="f21" draw:formula="18437 * ?f16"/>
                <draw:equation draw:name="f22" draw:formula="10800 * ?f16"/>
                <draw:equation draw:name="f23" draw:formula="0 * ?f16"/>
                <draw:equation draw:name="f24" draw:formula="21600 * ?f16"/>
                <draw:equation draw:name="f25" draw:formula="?f17 * ?f0"/>
                <draw:equation draw:name="f26" draw:formula="?f19 - ?f18"/>
                <draw:equation draw:name="f27" draw:formula="?f25 / ?f2"/>
                <draw:equation draw:name="f28" draw:formula="?f22 / ?f16"/>
                <draw:equation draw:name="f29" draw:formula="?f23 / ?f16"/>
                <draw:equation draw:name="f30" draw:formula="?f20 / ?f16"/>
                <draw:equation draw:name="f31" draw:formula="?f21 / ?f16"/>
                <draw:equation draw:name="f32" draw:formula="?f24 / ?f16"/>
                <draw:equation draw:name="f33" draw:formula="?f27 - ?f1"/>
                <draw:equation draw:name="f34" draw:formula="?f33 + ?f1"/>
                <draw:equation draw:name="f35" draw:formula="?f34 * ?f2 / ?f0"/>
                <draw:equation draw:name="f36" draw:formula="0 - ?f35"/>
                <draw:equation draw:name="f37" draw:formula="sin(?f36)"/>
                <draw:equation draw:name="f38" draw:formula="0 - ?f37"/>
                <draw:equation draw:name="f39" draw:formula="?f38"/>
                <draw:equation draw:name="f40" draw:formula="cos(?f36)"/>
                <draw:equation draw:name="f41" draw:formula="0 - ?f40"/>
                <draw:equation draw:name="f42" draw:formula="?f41"/>
                <draw:equation draw:name="f43" draw:formula="0 - ?f39"/>
                <draw:equation draw:name="f44" draw:formula="0 - ?f42"/>
                <draw:equation draw:name="f45" draw:formula="10800 * ?f43"/>
                <draw:equation draw:name="f46" draw:formula="10800 * ?f44"/>
                <draw:equation draw:name="f47" draw:formula="?f45 * ?f45"/>
                <draw:equation draw:name="f48" draw:formula="?f46 * ?f46"/>
                <draw:equation draw:name="f49" draw:formula="?f47 + ?f48"/>
                <draw:equation draw:name="f50" draw:formula="sqrt(?f49)"/>
                <draw:equation draw:name="f51" draw:formula="?f6 / ?f50"/>
                <draw:equation draw:name="f52" draw:formula="?f43 * ?f51"/>
                <draw:equation draw:name="f53" draw:formula="?f44 * ?f51"/>
                <draw:equation draw:name="f54" draw:formula="10800 - ?f52"/>
                <draw:equation draw:name="f55" draw:formula="10800 - ?f53"/>
                <draw:equation draw:name="f56" draw:formula="21550000 - ?f26"/>
                <draw:equation draw:name="f57" draw:formula="if(?f56, ?f26, 21550000)"/>
                <draw:equation draw:name="f58" draw:formula="-21550000 - ?f57"/>
                <draw:equation draw:name="f59" draw:formula="if(?f58, -21550000, ?f57)"/>
                <draw:equation draw:name="f60" draw:formula="?f18 + ?f59"/>
                <draw:equation draw:name="f61" draw:formula="?f18 + ?f1"/>
                <draw:equation draw:name="f62" draw:formula="?f61 * ?f2 / ?f0"/>
                <draw:equation draw:name="f63" draw:formula="0 - ?f62"/>
                <draw:equation draw:name="f64" draw:formula="cos(?f63)"/>
                <draw:equation draw:name="f65" draw:formula="0 - ?f64"/>
                <draw:equation draw:name="f66" draw:formula="?f65 * ?f8"/>
                <draw:equation draw:name="f67" draw:formula="sin(?f63)"/>
                <draw:equation draw:name="f68" draw:formula="0 - ?f67"/>
                <draw:equation draw:name="f69" draw:formula="?f68 * ?f8"/>
                <draw:equation draw:name="f70" draw:formula="sqrt(?f66 * ?f66 + ?f69 * ?f69 + 0 * 0)"/>
                <draw:equation draw:name="f71" draw:formula="?f8 * ?f8 / ?f70"/>
                <draw:equation draw:name="f72" draw:formula="?f68 * ?f71"/>
                <draw:equation draw:name="f73" draw:formula="?f54 - ?f72"/>
                <draw:equation draw:name="f74" draw:formula="?f65 * ?f71"/>
                <draw:equation draw:name="f75" draw:formula="?f55 - ?f74"/>
                <draw:equation draw:name="f76" draw:formula="?f73 - ?f8"/>
                <draw:equation draw:name="f77" draw:formula="?f75 - ?f8"/>
                <draw:equation draw:name="f78" draw:formula="?f73 + ?f8"/>
                <draw:equation draw:name="f79" draw:formula="?f75 + ?f8"/>
                <draw:equation draw:name="f80" draw:formula="?f60 + ?f1"/>
                <draw:equation draw:name="f81" draw:formula="?f80 * ?f2 / ?f0"/>
                <draw:equation draw:name="f82" draw:formula="0 - ?f81"/>
                <draw:equation draw:name="f83" draw:formula="cos(?f82)"/>
                <draw:equation draw:name="f84" draw:formula="0 - ?f83"/>
                <draw:equation draw:name="f85" draw:formula="?f84 * ?f8"/>
                <draw:equation draw:name="f86" draw:formula="sin(?f82)"/>
                <draw:equation draw:name="f87" draw:formula="0 - ?f86"/>
                <draw:equation draw:name="f88" draw:formula="?f87 * ?f8"/>
                <draw:equation draw:name="f89" draw:formula="sqrt(?f85 * ?f85 + ?f88 * ?f88 + 0 * 0)"/>
                <draw:equation draw:name="f90" draw:formula="?f8 * ?f8 / ?f89"/>
                <draw:equation draw:name="f91" draw:formula="?f87 * ?f90"/>
                <draw:equation draw:name="f92" draw:formula="?f73 + ?f91"/>
                <draw:equation draw:name="f93" draw:formula="?f84 * ?f90"/>
                <draw:equation draw:name="f94" draw:formula="?f75 + ?f93"/>
                <draw:equation draw:name="f95" draw:formula="if(?f59, ?f54, ?f76)"/>
                <draw:equation draw:name="f96" draw:formula="if(?f59, ?f55, ?f77)"/>
                <draw:equation draw:name="f97" draw:formula="if(?f59, ?f54, ?f78)"/>
                <draw:equation draw:name="f98" draw:formula="if(?f59, ?f55, ?f79)"/>
                <draw:equation draw:name="f99" draw:formula="if(?f59, ?f76, ?f92)"/>
                <draw:equation draw:name="f100" draw:formula="if(?f59, ?f77, ?f94)"/>
                <draw:equation draw:name="f101" draw:formula="if(?f59, ?f78, ?f92)"/>
                <draw:equation draw:name="f102" draw:formula="if(?f59, ?f79, ?f94)"/>
              </draw:enhanced-geometry>
            </draw:custom-shape>
            <draw:frame draw:name="TextBox 4" draw:style-name="gr5" draw:text-style-name="P6" draw:layer="layout" svg:width="1.457cm" svg:height="0.806cm" svg:x="6.043cm" svg:y="4.694cm">
              <draw:text-box>
                <text:p text:style-name="P5"><text:span text:style-name="T2">AS3</text:span></text:p>
              </draw:text-box>
            </draw:frame>
          </draw:g>
          <draw:g draw:name="Group 5" draw:style-name="gr3">
            <draw:custom-shape draw:name="Freeform 6" draw:style-name="gr4" draw:text-style-name="P4" draw:layer="layout" svg:width="1.5cm" svg:height="1.5cm" svg:x="5cm" svg:y="7cm">
              <text:p/>
  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  <draw:equation draw:name="f0" draw:formula="10800000"/>
                <draw:equation draw:name="f1" draw:formula="5400000"/>
                <draw:equation draw:name="f2" draw:formula="5419351 / 1725033"/>
                <draw:equation draw:name="f3" draw:formula="180"/>
                <draw:equation draw:name="f4" draw:formula="0"/>
                <draw:equation draw:name="f5" draw:formula="21600"/>
                <draw:equation draw:name="f6" draw:formula="10800 * 10800"/>
                <draw:equation draw:name="f7" draw:formula="0 - 360"/>
                <draw:equation draw:name="f8" draw:formula="10800"/>
                <draw:equation draw:name="f9" draw:formula="0 * ?f2"/>
                <draw:equation draw:name="f10" draw:formula="?f4 * ?f0"/>
                <draw:equation draw:name="f11" draw:formula="?f7 * ?f0"/>
                <draw:equation draw:name="f12" draw:formula="?f5 - ?f4"/>
                <draw:equation draw:name="f13" draw:formula="?f9 / ?f3"/>
                <draw:equation draw:name="f14" draw:formula="?f10 / ?f3"/>
                <draw:equation draw:name="f15" draw:formula="?f11 / ?f3"/>
                <draw:equation draw:name="f16" draw:formula="?f12 / 21600"/>
                <draw:equation draw:name="f17" draw:formula="0 - ?f13"/>
                <draw:equation draw:name="f18" draw:formula="?f14 - ?f1"/>
                <draw:equation draw:name="f19" draw:formula="?f15 - ?f1"/>
                <draw:equation draw:name="f20" draw:formula="3163 * ?f16"/>
                <draw:equation draw:name="f21" draw:formula="18437 * ?f16"/>
                <draw:equation draw:name="f22" draw:formula="10800 * ?f16"/>
                <draw:equation draw:name="f23" draw:formula="0 * ?f16"/>
                <draw:equation draw:name="f24" draw:formula="21600 * ?f16"/>
                <draw:equation draw:name="f25" draw:formula="?f17 * ?f0"/>
                <draw:equation draw:name="f26" draw:formula="?f19 - ?f18"/>
                <draw:equation draw:name="f27" draw:formula="?f25 / ?f2"/>
                <draw:equation draw:name="f28" draw:formula="?f22 / ?f16"/>
                <draw:equation draw:name="f29" draw:formula="?f23 / ?f16"/>
                <draw:equation draw:name="f30" draw:formula="?f20 / ?f16"/>
                <draw:equation draw:name="f31" draw:formula="?f21 / ?f16"/>
                <draw:equation draw:name="f32" draw:formula="?f24 / ?f16"/>
                <draw:equation draw:name="f33" draw:formula="?f27 - ?f1"/>
                <draw:equation draw:name="f34" draw:formula="?f33 + ?f1"/>
                <draw:equation draw:name="f35" draw:formula="?f34 * ?f2 / ?f0"/>
                <draw:equation draw:name="f36" draw:formula="0 - ?f35"/>
                <draw:equation draw:name="f37" draw:formula="sin(?f36)"/>
                <draw:equation draw:name="f38" draw:formula="0 - ?f37"/>
                <draw:equation draw:name="f39" draw:formula="?f38"/>
                <draw:equation draw:name="f40" draw:formula="cos(?f36)"/>
                <draw:equation draw:name="f41" draw:formula="0 - ?f40"/>
                <draw:equation draw:name="f42" draw:formula="?f41"/>
                <draw:equation draw:name="f43" draw:formula="0 - ?f39"/>
                <draw:equation draw:name="f44" draw:formula="0 - ?f42"/>
                <draw:equation draw:name="f45" draw:formula="10800 * ?f43"/>
                <draw:equation draw:name="f46" draw:formula="10800 * ?f44"/>
                <draw:equation draw:name="f47" draw:formula="?f45 * ?f45"/>
                <draw:equation draw:name="f48" draw:formula="?f46 * ?f46"/>
                <draw:equation draw:name="f49" draw:formula="?f47 + ?f48"/>
                <draw:equation draw:name="f50" draw:formula="sqrt(?f49)"/>
                <draw:equation draw:name="f51" draw:formula="?f6 / ?f50"/>
                <draw:equation draw:name="f52" draw:formula="?f43 * ?f51"/>
                <draw:equation draw:name="f53" draw:formula="?f44 * ?f51"/>
                <draw:equation draw:name="f54" draw:formula="10800 - ?f52"/>
                <draw:equation draw:name="f55" draw:formula="10800 - ?f53"/>
                <draw:equation draw:name="f56" draw:formula="21550000 - ?f26"/>
                <draw:equation draw:name="f57" draw:formula="if(?f56, ?f26, 21550000)"/>
                <draw:equation draw:name="f58" draw:formula="-21550000 - ?f57"/>
                <draw:equation draw:name="f59" draw:formula="if(?f58, -21550000, ?f57)"/>
                <draw:equation draw:name="f60" draw:formula="?f18 + ?f59"/>
                <draw:equation draw:name="f61" draw:formula="?f18 + ?f1"/>
                <draw:equation draw:name="f62" draw:formula="?f61 * ?f2 / ?f0"/>
                <draw:equation draw:name="f63" draw:formula="0 - ?f62"/>
                <draw:equation draw:name="f64" draw:formula="cos(?f63)"/>
                <draw:equation draw:name="f65" draw:formula="0 - ?f64"/>
                <draw:equation draw:name="f66" draw:formula="?f65 * ?f8"/>
                <draw:equation draw:name="f67" draw:formula="sin(?f63)"/>
                <draw:equation draw:name="f68" draw:formula="0 - ?f67"/>
                <draw:equation draw:name="f69" draw:formula="?f68 * ?f8"/>
                <draw:equation draw:name="f70" draw:formula="sqrt(?f66 * ?f66 + ?f69 * ?f69 + 0 * 0)"/>
                <draw:equation draw:name="f71" draw:formula="?f8 * ?f8 / ?f70"/>
                <draw:equation draw:name="f72" draw:formula="?f68 * ?f71"/>
                <draw:equation draw:name="f73" draw:formula="?f54 - ?f72"/>
                <draw:equation draw:name="f74" draw:formula="?f65 * ?f71"/>
                <draw:equation draw:name="f75" draw:formula="?f55 - ?f74"/>
                <draw:equation draw:name="f76" draw:formula="?f73 - ?f8"/>
                <draw:equation draw:name="f77" draw:formula="?f75 - ?f8"/>
                <draw:equation draw:name="f78" draw:formula="?f73 + ?f8"/>
                <draw:equation draw:name="f79" draw:formula="?f75 + ?f8"/>
                <draw:equation draw:name="f80" draw:formula="?f60 + ?f1"/>
                <draw:equation draw:name="f81" draw:formula="?f80 * ?f2 / ?f0"/>
                <draw:equation draw:name="f82" draw:formula="0 - ?f81"/>
                <draw:equation draw:name="f83" draw:formula="cos(?f82)"/>
                <draw:equation draw:name="f84" draw:formula="0 - ?f83"/>
                <draw:equation draw:name="f85" draw:formula="?f84 * ?f8"/>
                <draw:equation draw:name="f86" draw:formula="sin(?f82)"/>
                <draw:equation draw:name="f87" draw:formula="0 - ?f86"/>
                <draw:equation draw:name="f88" draw:formula="?f87 * ?f8"/>
                <draw:equation draw:name="f89" draw:formula="sqrt(?f85 * ?f85 + ?f88 * ?f88 + 0 * 0)"/>
                <draw:equation draw:name="f90" draw:formula="?f8 * ?f8 / ?f89"/>
                <draw:equation draw:name="f91" draw:formula="?f87 * ?f90"/>
                <draw:equation draw:name="f92" draw:formula="?f73 + ?f91"/>
                <draw:equation draw:name="f93" draw:formula="?f84 * ?f90"/>
                <draw:equation draw:name="f94" draw:formula="?f75 + ?f93"/>
                <draw:equation draw:name="f95" draw:formula="if(?f59, ?f54, ?f76)"/>
                <draw:equation draw:name="f96" draw:formula="if(?f59, ?f55, ?f77)"/>
                <draw:equation draw:name="f97" draw:formula="if(?f59, ?f54, ?f78)"/>
                <draw:equation draw:name="f98" draw:formula="if(?f59, ?f55, ?f79)"/>
                <draw:equation draw:name="f99" draw:formula="if(?f59, ?f76, ?f92)"/>
                <draw:equation draw:name="f100" draw:formula="if(?f59, ?f77, ?f94)"/>
                <draw:equation draw:name="f101" draw:formula="if(?f59, ?f78, ?f92)"/>
                <draw:equation draw:name="f102" draw:formula="if(?f59, ?f79, ?f94)"/>
              </draw:enhanced-geometry>
            </draw:custom-shape>
            <draw:frame draw:name="TextBox 7" draw:style-name="gr5" draw:text-style-name="P6" draw:layer="layout" svg:width="1.457cm" svg:height="0.806cm" svg:x="5.043cm" svg:y="7.194cm">
              <draw:text-box>
                <text:p text:style-name="P5"><text:span text:style-name="T2">AS2</text:span></text:p>
              </draw:text-box>
            </draw:frame>
          </draw:g>
          <draw:g draw:name="Group 8" draw:style-name="gr3">
            <draw:custom-shape draw:name="Freeform 9" draw:style-name="gr4" draw:text-style-name="P4" draw:layer="layout" svg:width="1.5cm" svg:height="1.5cm" svg:x="4cm" svg:y="9.5cm">
              <text:p/>
  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  <draw:equation draw:name="f0" draw:formula="10800000"/>
                <draw:equation draw:name="f1" draw:formula="5400000"/>
                <draw:equation draw:name="f2" draw:formula="5419351 / 1725033"/>
                <draw:equation draw:name="f3" draw:formula="180"/>
                <draw:equation draw:name="f4" draw:formula="0"/>
                <draw:equation draw:name="f5" draw:formula="21600"/>
                <draw:equation draw:name="f6" draw:formula="10800 * 10800"/>
                <draw:equation draw:name="f7" draw:formula="0 - 360"/>
                <draw:equation draw:name="f8" draw:formula="10800"/>
                <draw:equation draw:name="f9" draw:formula="0 * ?f2"/>
                <draw:equation draw:name="f10" draw:formula="?f4 * ?f0"/>
                <draw:equation draw:name="f11" draw:formula="?f7 * ?f0"/>
                <draw:equation draw:name="f12" draw:formula="?f5 - ?f4"/>
                <draw:equation draw:name="f13" draw:formula="?f9 / ?f3"/>
                <draw:equation draw:name="f14" draw:formula="?f10 / ?f3"/>
                <draw:equation draw:name="f15" draw:formula="?f11 / ?f3"/>
                <draw:equation draw:name="f16" draw:formula="?f12 / 21600"/>
                <draw:equation draw:name="f17" draw:formula="0 - ?f13"/>
                <draw:equation draw:name="f18" draw:formula="?f14 - ?f1"/>
                <draw:equation draw:name="f19" draw:formula="?f15 - ?f1"/>
                <draw:equation draw:name="f20" draw:formula="3163 * ?f16"/>
                <draw:equation draw:name="f21" draw:formula="18437 * ?f16"/>
                <draw:equation draw:name="f22" draw:formula="10800 * ?f16"/>
                <draw:equation draw:name="f23" draw:formula="0 * ?f16"/>
                <draw:equation draw:name="f24" draw:formula="21600 * ?f16"/>
                <draw:equation draw:name="f25" draw:formula="?f17 * ?f0"/>
                <draw:equation draw:name="f26" draw:formula="?f19 - ?f18"/>
                <draw:equation draw:name="f27" draw:formula="?f25 / ?f2"/>
                <draw:equation draw:name="f28" draw:formula="?f22 / ?f16"/>
                <draw:equation draw:name="f29" draw:formula="?f23 / ?f16"/>
                <draw:equation draw:name="f30" draw:formula="?f20 / ?f16"/>
                <draw:equation draw:name="f31" draw:formula="?f21 / ?f16"/>
                <draw:equation draw:name="f32" draw:formula="?f24 / ?f16"/>
                <draw:equation draw:name="f33" draw:formula="?f27 - ?f1"/>
                <draw:equation draw:name="f34" draw:formula="?f33 + ?f1"/>
                <draw:equation draw:name="f35" draw:formula="?f34 * ?f2 / ?f0"/>
                <draw:equation draw:name="f36" draw:formula="0 - ?f35"/>
                <draw:equation draw:name="f37" draw:formula="sin(?f36)"/>
                <draw:equation draw:name="f38" draw:formula="0 - ?f37"/>
                <draw:equation draw:name="f39" draw:formula="?f38"/>
                <draw:equation draw:name="f40" draw:formula="cos(?f36)"/>
                <draw:equation draw:name="f41" draw:formula="0 - ?f40"/>
                <draw:equation draw:name="f42" draw:formula="?f41"/>
                <draw:equation draw:name="f43" draw:formula="0 - ?f39"/>
                <draw:equation draw:name="f44" draw:formula="0 - ?f42"/>
                <draw:equation draw:name="f45" draw:formula="10800 * ?f43"/>
                <draw:equation draw:name="f46" draw:formula="10800 * ?f44"/>
                <draw:equation draw:name="f47" draw:formula="?f45 * ?f45"/>
                <draw:equation draw:name="f48" draw:formula="?f46 * ?f46"/>
                <draw:equation draw:name="f49" draw:formula="?f47 + ?f48"/>
                <draw:equation draw:name="f50" draw:formula="sqrt(?f49)"/>
                <draw:equation draw:name="f51" draw:formula="?f6 / ?f50"/>
                <draw:equation draw:name="f52" draw:formula="?f43 * ?f51"/>
                <draw:equation draw:name="f53" draw:formula="?f44 * ?f51"/>
                <draw:equation draw:name="f54" draw:formula="10800 - ?f52"/>
                <draw:equation draw:name="f55" draw:formula="10800 - ?f53"/>
                <draw:equation draw:name="f56" draw:formula="21550000 - ?f26"/>
                <draw:equation draw:name="f57" draw:formula="if(?f56, ?f26, 21550000)"/>
                <draw:equation draw:name="f58" draw:formula="-21550000 - ?f57"/>
                <draw:equation draw:name="f59" draw:formula="if(?f58, -21550000, ?f57)"/>
                <draw:equation draw:name="f60" draw:formula="?f18 + ?f59"/>
                <draw:equation draw:name="f61" draw:formula="?f18 + ?f1"/>
                <draw:equation draw:name="f62" draw:formula="?f61 * ?f2 / ?f0"/>
                <draw:equation draw:name="f63" draw:formula="0 - ?f62"/>
                <draw:equation draw:name="f64" draw:formula="cos(?f63)"/>
                <draw:equation draw:name="f65" draw:formula="0 - ?f64"/>
                <draw:equation draw:name="f66" draw:formula="?f65 * ?f8"/>
                <draw:equation draw:name="f67" draw:formula="sin(?f63)"/>
                <draw:equation draw:name="f68" draw:formula="0 - ?f67"/>
                <draw:equation draw:name="f69" draw:formula="?f68 * ?f8"/>
                <draw:equation draw:name="f70" draw:formula="sqrt(?f66 * ?f66 + ?f69 * ?f69 + 0 * 0)"/>
                <draw:equation draw:name="f71" draw:formula="?f8 * ?f8 / ?f70"/>
                <draw:equation draw:name="f72" draw:formula="?f68 * ?f71"/>
                <draw:equation draw:name="f73" draw:formula="?f54 - ?f72"/>
                <draw:equation draw:name="f74" draw:formula="?f65 * ?f71"/>
                <draw:equation draw:name="f75" draw:formula="?f55 - ?f74"/>
                <draw:equation draw:name="f76" draw:formula="?f73 - ?f8"/>
                <draw:equation draw:name="f77" draw:formula="?f75 - ?f8"/>
                <draw:equation draw:name="f78" draw:formula="?f73 + ?f8"/>
                <draw:equation draw:name="f79" draw:formula="?f75 + ?f8"/>
                <draw:equation draw:name="f80" draw:formula="?f60 + ?f1"/>
                <draw:equation draw:name="f81" draw:formula="?f80 * ?f2 / ?f0"/>
                <draw:equation draw:name="f82" draw:formula="0 - ?f81"/>
                <draw:equation draw:name="f83" draw:formula="cos(?f82)"/>
                <draw:equation draw:name="f84" draw:formula="0 - ?f83"/>
                <draw:equation draw:name="f85" draw:formula="?f84 * ?f8"/>
                <draw:equation draw:name="f86" draw:formula="sin(?f82)"/>
                <draw:equation draw:name="f87" draw:formula="0 - ?f86"/>
                <draw:equation draw:name="f88" draw:formula="?f87 * ?f8"/>
                <draw:equation draw:name="f89" draw:formula="sqrt(?f85 * ?f85 + ?f88 * ?f88 + 0 * 0)"/>
                <draw:equation draw:name="f90" draw:formula="?f8 * ?f8 / ?f89"/>
                <draw:equation draw:name="f91" draw:formula="?f87 * ?f90"/>
                <draw:equation draw:name="f92" draw:formula="?f73 + ?f91"/>
                <draw:equation draw:name="f93" draw:formula="?f84 * ?f90"/>
                <draw:equation draw:name="f94" draw:formula="?f75 + ?f93"/>
                <draw:equation draw:name="f95" draw:formula="if(?f59, ?f54, ?f76)"/>
                <draw:equation draw:name="f96" draw:formula="if(?f59, ?f55, ?f77)"/>
                <draw:equation draw:name="f97" draw:formula="if(?f59, ?f54, ?f78)"/>
                <draw:equation draw:name="f98" draw:formula="if(?f59, ?f55, ?f79)"/>
                <draw:equation draw:name="f99" draw:formula="if(?f59, ?f76, ?f92)"/>
                <draw:equation draw:name="f100" draw:formula="if(?f59, ?f77, ?f94)"/>
                <draw:equation draw:name="f101" draw:formula="if(?f59, ?f78, ?f92)"/>
                <draw:equation draw:name="f102" draw:formula="if(?f59, ?f79, ?f94)"/>
              </draw:enhanced-geometry>
            </draw:custom-shape>
            <draw:frame draw:name="TextBox 10" draw:style-name="gr5" draw:text-style-name="P6" draw:layer="layout" svg:width="1.457cm" svg:height="0.806cm" svg:x="4.043cm" svg:y="9.694cm">
              <draw:text-box>
                <text:p text:style-name="P5"><text:span text:style-name="T2">AS1</text:span></text:p>
              </draw:text-box>
            </draw:frame>
          </draw:g>
        </draw:g>
        <draw:g draw:name="Group 11" draw:style-name="gr3">
          <draw:custom-shape draw:name="Freeform 12" draw:style-name="gr4" draw:text-style-name="P4" draw:layer="layout" svg:width="1.5cm" svg:height="1.5cm" svg:x="8.5cm" svg:y="4.5cm">
            <text:p/>
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frame draw:name="TextBox 13" draw:style-name="gr5" draw:text-style-name="P6" draw:layer="layout" svg:width="1.457cm" svg:height="0.806cm" svg:x="8.543cm" svg:y="4.694cm">
            <draw:text-box>
              <text:p text:style-name="P5"><text:span text:style-name="T2">AS4</text:span></text:p>
            </draw:text-box>
          </draw:frame>
        </draw:g>
        <draw:g draw:name="Group 14" draw:style-name="gr3">
          <draw:custom-shape draw:name="Freeform 15" draw:style-name="gr4" draw:text-style-name="P4" draw:layer="layout" svg:width="1.5cm" svg:height="1.5cm" svg:x="9.5cm" svg:y="7cm">
            <text:p/>
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frame draw:name="TextBox 16" draw:style-name="gr5" draw:text-style-name="P6" draw:layer="layout" svg:width="1.457cm" svg:height="0.806cm" svg:x="9.543cm" svg:y="7.194cm">
            <draw:text-box>
              <text:p text:style-name="P5"><text:span text:style-name="T2">AS5</text:span></text:p>
            </draw:text-box>
          </draw:frame>
        </draw:g>
        <draw:g draw:name="Group 17" draw:style-name="gr3">
          <draw:custom-shape draw:name="Freeform 18" draw:style-name="gr4" draw:text-style-name="P4" draw:layer="layout" svg:width="1.5cm" svg:height="1.5cm" svg:x="10.5cm" svg:y="9.5cm">
            <text:p/>
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frame draw:name="TextBox 19" draw:style-name="gr5" draw:text-style-name="P6" draw:layer="layout" svg:width="1.457cm" svg:height="0.806cm" svg:x="10.543cm" svg:y="9.694cm">
            <draw:text-box>
              <text:p text:style-name="P5"><text:span text:style-name="T2">AS6</text:span></text:p>
            </draw:text-box>
          </draw:frame>
        </draw:g>
        <draw:custom-shape draw:name="Straight Connector 20" draw:style-name="gr6" draw:text-style-name="P7" draw:layer="layout" svg:width="0.471cm" svg:height="1.072cm" svg:x="5cm" svg:y="8.428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1" draw:style-name="gr7" draw:text-style-name="P7" draw:layer="layout" svg:width="0.514cm" svg:height="1.086cm" svg:x="6cm" svg:y="5.914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2" draw:style-name="gr8" draw:text-style-name="P7" draw:layer="layout" svg:width="1cm" svg:height="0.001cm" svg:x="7.5cm" svg:y="5.231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3" draw:style-name="gr9" draw:text-style-name="P7" draw:layer="layout" svg:width="0.471cm" svg:height="1.088cm" svg:x="9.457cm" svg:y="6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4" draw:style-name="gr10" draw:text-style-name="P7" draw:layer="layout" svg:width="0.471cm" svg:height="1.088cm" svg:x="10.453cm" svg:y="8.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frame draw:name="Slide Number Placeholder 6" draw:style-name="gr1" draw:text-style-name="P6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5" presentation:class="page"/>
          <draw:frame draw:name="Notes Placeholder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9-Layout7-blank-Blank" presentation:presentation-page-layout-name="AL2T33">
        <draw:frame draw:style-name="gr11" draw:text-style-name="P8" draw:layer="layout" svg:width="3cm" svg:height="2.5cm" svg:x="2.099cm" svg:y="2.198cm">
          <draw:image xlink:href="Pictures/1000000100000162000001277793197A.png" xlink:type="simple" xlink:show="embed" xlink:actuate="onLoad" draw:mime-type="image/png">
            <text:p/>
          </draw:image>
        </draw:frame>
        <draw:frame draw:style-name="gr11" draw:text-style-name="P8" draw:layer="layout" svg:width="5.312cm" svg:height="5.312cm" svg:x="8.076cm" svg:y="0.713cm">
          <draw:image xlink:href="Pictures/10000001000002730000027373520CD9.png" xlink:type="simple" xlink:show="embed" xlink:actuate="onLoad" draw:mime-type="image/png">
            <text:p/>
          </draw:image>
        </draw:frame>
        <draw:frame draw:style-name="gr11" draw:text-style-name="P8" draw:layer="layout" svg:width="5.312cm" svg:height="5.312cm" svg:x="15.288cm" svg:y="0.676cm">
          <draw:image xlink:href="Pictures/10000001000002730000027373520CD9.png" xlink:type="simple" xlink:show="embed" xlink:actuate="onLoad" draw:mime-type="image/png">
            <text:p/>
          </draw:image>
        </draw:frame>
        <draw:frame draw:name="TextBox 4" draw:style-name="gr12" draw:text-style-name="P6" draw:layer="layout" svg:width="1.324cm" svg:height="0.683cm" svg:x="2.85cm" svg:y="4.423cm">
          <draw:text-box>
            <text:p text:style-name="P5"><text:span text:style-name="T3">User</text:span></text:p>
          </draw:text-box>
        </draw:frame>
        <draw:frame draw:name="TextBox 5" draw:style-name="gr12" draw:text-style-name="P6" draw:layer="layout" svg:width="3.078cm" svg:height="0.683cm" svg:x="9.238cm" svg:y="4.474cm">
          <draw:text-box>
            <text:p text:style-name="P5"><text:span text:style-name="T3">Local Resolver</text:span></text:p>
          </draw:text-box>
        </draw:frame>
        <draw:frame draw:name="TextBox 6" draw:style-name="gr13" draw:text-style-name="P6" draw:layer="layout" svg:width="2.949cm" svg:height="1.547cm" svg:x="16.626cm" svg:y="4.45cm">
          <draw:text-box>
            <text:p text:style-name="P5"><text:span text:style-name="T3">Authoritative</text:span><text:span text:style-name="T3"><text:line-break/></text:span><text:span text:style-name="T3">Name server</text:span></text:p>
          </draw:text-box>
        </draw:frame>
        <draw:custom-shape draw:name="Straight Connector 7" draw:style-name="gr14" draw:text-style-name="P7" draw:layer="layout" svg:width="4.218cm" svg:height="0.001cm" svg:x="12.27cm" svg:y="2.747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8" draw:style-name="gr12" draw:text-style-name="P6" draw:layer="layout" svg:width="4.745cm" svg:height="0.683cm" svg:x="12.136cm" svg:y="1.814cm">
          <draw:text-box>
            <text:p text:style-name="P5"><text:span text:style-name="T3">2. Query: example.com?</text:span></text:p>
          </draw:text-box>
        </draw:frame>
        <draw:frame draw:name="TextBox 9" draw:style-name="gr12" draw:text-style-name="P6" draw:layer="layout" svg:width="1.324cm" svg:height="0.683cm" svg:x="2.85cm" svg:y="4.424cm">
          <draw:text-box>
            <text:p text:style-name="P5"><text:span text:style-name="T3">User</text:span></text:p>
          </draw:text-box>
        </draw:frame>
        <draw:custom-shape draw:name="Straight Connector 10" draw:style-name="gr15" draw:text-style-name="P7" draw:layer="layout" svg:width="4.218cm" svg:height="0.001cm" svg:x="4.986cm" svg:y="2.806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1" draw:style-name="gr12" draw:text-style-name="P6" draw:layer="layout" svg:width="4.745cm" svg:height="0.683cm" svg:x="4.852cm" svg:y="1.873cm">
          <draw:text-box>
            <text:p text:style-name="P5"><text:span text:style-name="T3">1. Query: example.com?</text:span></text:p>
          </draw:text-box>
        </draw:frame>
        <draw:custom-shape draw:name="Straight Connector 12" draw:style-name="gr16" draw:text-style-name="P7" draw:layer="layout" svg:width="4.218cm" svg:height="0.001cm" svg:x="12.316cm" svg:y="4.332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3" draw:style-name="gr12" draw:text-style-name="P6" draw:layer="layout" svg:width="4.269cm" svg:height="0.683cm" svg:x="12.182cm" svg:y="3.399cm">
          <draw:text-box>
            <text:p text:style-name="P5"><text:span text:style-name="T3">3. Answer: 192.0.2.15</text:span></text:p>
          </draw:text-box>
        </draw:frame>
        <draw:custom-shape draw:name="Straight Connector 14" draw:style-name="gr17" draw:text-style-name="P7" draw:layer="layout" svg:width="4.218cm" svg:height="0.001cm" svg:x="5.233cm" svg:y="4.335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5" draw:style-name="gr12" draw:text-style-name="P6" draw:layer="layout" svg:width="4.269cm" svg:height="0.683cm" svg:x="5.099cm" svg:y="3.402cm">
          <draw:text-box>
            <text:p text:style-name="P5"><text:span text:style-name="T3">4. Answer: 192.0.2.15</text:span></text:p>
          </draw:text-box>
        </draw:fram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frame draw:name="Slide Number Placeholder 6" draw:style-name="gr1" draw:text-style-name="P6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6" presentation:class="page"/>
          <draw:frame draw:name="Notes Placeholder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Master9-Layout7-blank-Blank">
        <draw:frame draw:style-name="gr11" draw:text-style-name="P8" draw:layer="layout" svg:width="3cm" svg:height="2.5cm" svg:x="1.774cm" svg:y="3.823cm">
          <draw:image xlink:href="Pictures/1000000100000162000001277793197A.png" xlink:type="simple" xlink:show="embed" xlink:actuate="onLoad" draw:mime-type="image/png">
            <text:p/>
          </draw:image>
        </draw:frame>
        <draw:frame draw:name="TextBox 1" draw:style-name="gr13" draw:text-style-name="P9" draw:layer="layout" svg:width="2.799cm" svg:height="1.547cm" svg:x="1.825cm" svg:y="6.05cm">
          <draw:text-box>
            <text:p text:style-name="P5"><text:span text:style-name="T3">Remote User</text:span></text:p>
          </draw:text-box>
        </draw:frame>
        <draw:frame draw:style-name="gr18" draw:text-style-name="P10" draw:layer="layout" svg:width="6.575cm" svg:height="6.575cm" svg:x="7.25cm" svg:y="2.35cm">
          <draw:image xlink:href="Pictures/10000001000004B0000004B06DBF5A63.png" xlink:type="simple" xlink:show="embed" xlink:actuate="onLoad" draw:mime-type="image/png">
            <text:p/>
          </draw:image>
        </draw:frame>
        <draw:frame draw:style-name="gr18" draw:text-style-name="P10" draw:layer="layout" svg:width="7.394cm" svg:height="7.394cm" svg:x="16.275cm" svg:y="1.33cm">
          <draw:image xlink:href="Pictures/100000010000020000000200239DE840.png" xlink:type="simple" xlink:show="embed" xlink:actuate="onLoad" draw:mime-type="image/png">
            <text:p/>
          </draw:image>
        </draw:frame>
        <draw:frame draw:name="TextBox 2" draw:style-name="gr19" draw:text-style-name="P9" draw:layer="layout" svg:width="2.799cm" svg:height="1.599cm" svg:x="8.876cm" svg:y="7.751cm">
          <draw:text-box>
            <text:p text:style-name="P5"><text:span text:style-name="T3">Internet</text:span></text:p>
          </draw:text-box>
        </draw:frame>
        <draw:frame draw:name="TextBox 3" draw:style-name="gr13" draw:text-style-name="P9" draw:layer="layout" svg:width="2.799cm" svg:height="1.547cm" svg:x="1.826cm" svg:y="6.051cm">
          <draw:text-box>
            <text:p text:style-name="P5"><text:span text:style-name="T3">Remote User</text:span></text:p>
          </draw:text-box>
        </draw:frame>
        <draw:frame draw:name="TextBox 17" draw:style-name="gr19" draw:text-style-name="P12" draw:layer="layout" svg:width="4.473cm" svg:height="1.599cm" svg:x="18.552cm" svg:y="7.977cm">
          <draw:text-box>
            <text:p text:style-name="P11"><text:span text:style-name="T3">Corporate Office</text:span></text:p>
          </draw:text-box>
        </draw:frame>
        <draw:custom-shape draw:style-name="gr20" draw:text-style-name="P13" draw:layer="layout" svg:width="10.85cm" svg:height="0.9cm" svg:x="5.425cm" svg:y="5.5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9cm" svg:height="0.9cm" svg:x="4.963cm" svg:y="5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9cm" svg:height="0.9cm" svg:x="15.775cm" svg:y="5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Box 20" draw:style-name="gr19" draw:text-style-name="P9" draw:layer="layout" svg:width="2.799cm" svg:height="1.599cm" svg:x="9.139cm" svg:y="5.652cm">
          <draw:text-box>
            <text:p text:style-name="P5"><text:span text:style-name="T3">Tunnel</text:span></text:p>
          </draw:text-box>
        </draw:fram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9.798cm" svg:height="11.136cm" svg:x="0.6cm" svg:y="2.257cm" draw:page-number="7" presentation:class="page"/>
          <draw:frame draw:name="Notes Placeholder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9-Layout7-blank-Blank">
        <draw:frame draw:name="TextBox 21" draw:style-name="gr23" draw:text-style-name="P9" draw:layer="layout" svg:width="3.255cm" svg:height="1.35cm" svg:x="1.825cm" svg:y="6.05cm">
          <draw:text-box>
            <text:p text:style-name="P5"><text:span text:style-name="T3">Branch Office</text:span></text:p>
          </draw:text-box>
        </draw:frame>
        <draw:frame draw:style-name="gr18" draw:text-style-name="P10" draw:layer="layout" svg:width="10.27cm" svg:height="10.27cm" svg:x="7.25cm" svg:y="2.35cm">
          <draw:image xlink:href="Pictures/10000001000004B0000004B06DBF5A63.png" xlink:type="simple" xlink:show="embed" xlink:actuate="onLoad" draw:mime-type="image/png">
            <text:p/>
          </draw:image>
        </draw:frame>
        <draw:frame draw:style-name="gr18" draw:text-style-name="P10" draw:layer="layout" svg:width="5.749cm" svg:height="5.749cm" svg:x="17.92cm" svg:y="2.975cm">
          <draw:image xlink:href="Pictures/100000010000020000000200239DE840.png" xlink:type="simple" xlink:show="embed" xlink:actuate="onLoad" draw:mime-type="image/png">
            <text:p/>
          </draw:image>
        </draw:frame>
        <draw:frame draw:name="TextBox 22" draw:style-name="gr19" draw:text-style-name="P9" draw:layer="layout" svg:width="2.799cm" svg:height="1.599cm" svg:x="11.436cm" svg:y="9.658cm">
          <draw:text-box>
            <text:p text:style-name="P5"><text:span text:style-name="T3">Internet</text:span></text:p>
          </draw:text-box>
        </draw:frame>
        <draw:frame draw:name="TextBox 24" draw:style-name="gr19" draw:text-style-name="P12" draw:layer="layout" svg:width="4.473cm" svg:height="1.599cm" svg:x="18.552cm" svg:y="7.977cm">
          <draw:text-box>
            <text:p text:style-name="P11"><text:span text:style-name="T3">Corporate Office</text:span></text:p>
          </draw:text-box>
        </draw:frame>
        <draw:g draw:style-name="gr3">
          <draw:custom-shape draw:style-name="gr24" draw:text-style-name="P13" draw:layer="layout" svg:width="12.82cm" svg:height="0.9cm" draw:transform="rotate (-0.122173047639604) translate (5.021cm 4.89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0.9cm" svg:height="0.9cm" svg:x="4.463cm" svg:y="4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3" draw:layer="layout" svg:width="0.9cm" svg:height="0.9cm" svg:x="17.255cm" svg:y="6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TextBox 25" draw:style-name="gr19" draw:text-style-name="P9" draw:layer="layout" svg:width="2.799cm" svg:height="1.599cm" svg:x="9.139cm" svg:y="5.652cm">
          <draw:text-box>
            <text:p text:style-name="P5"><text:span text:style-name="T3">Tunnel</text:span></text:p>
          </draw:text-box>
        </draw:frame>
        <draw:frame draw:style-name="gr18" draw:text-style-name="P10" draw:layer="layout" svg:width="2.571cm" svg:height="2.571cm" svg:x="2.053cm" svg:y="3.48cm">
          <draw:image xlink:href="Pictures/100008A0000046A9000046A969C5F579.svg" xlink:type="simple" xlink:show="embed" xlink:actuate="onLoad" draw:mime-type="image/svg+xml">
            <text:p/>
          </draw:image>
          <draw:image xlink:href="Pictures/10000001000002C3000002C3EC524D07.png" xlink:type="simple" xlink:show="embed" xlink:actuate="onLoad" draw:mime-type="image/png"/>
        </draw:frame>
        <draw:frame draw:style-name="gr18" draw:text-style-name="P10" draw:layer="layout" svg:width="3.613cm" svg:height="3.613cm" svg:x="12.68cm" svg:y="11.867cm">
          <draw:image xlink:href="Pictures/1000000100000200000002006A96B613.png" xlink:type="simple" xlink:show="embed" xlink:actuate="onLoad" draw:mime-type="image/png">
            <text:p/>
          </draw:image>
        </draw:frame>
        <draw:custom-shape draw:style-name="gr25" draw:text-style-name="P13" draw:layer="layout" svg:width="5.529cm" svg:height="0.9cm" draw:transform="rotate (0.750491578357562) translate (13.342cm 11.577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9cm" svg:height="0.9cm" svg:x="13.201cm" svg:y="11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9cm" svg:height="0.9cm" svg:x="17.22cm" svg:y="7.6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3" draw:layer="layout" svg:width="9.751cm" svg:height="0.9cm" draw:transform="rotate (-0.645771823237902) translate (5.134cm 5.89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9cm" svg:height="0.9cm" svg:x="4.41cm" svg:y="5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9cm" svg:height="0.9cm" svg:x="12.282cm" svg:y="11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Box 23" draw:style-name="gr19" draw:text-style-name="P9" draw:layer="layout" svg:width="2.799cm" svg:height="1.599cm" svg:x="7.86cm" svg:y="8.8cm">
          <draw:text-box>
            <text:p text:style-name="P5"><text:span text:style-name="T3">Tunnel</text:span></text:p>
          </draw:text-box>
        </draw:frame>
        <draw:frame draw:name="TextBox 26" draw:style-name="gr19" draw:text-style-name="P9" draw:layer="layout" svg:width="2.799cm" svg:height="1.599cm" svg:x="15.2cm" svg:y="9.373cm">
          <draw:text-box>
            <text:p text:style-name="P5"><text:span text:style-name="T3">Tunnel</text:span></text:p>
          </draw:text-box>
        </draw:frame>
        <draw:frame draw:name="TextBox 27" draw:style-name="gr19" draw:text-style-name="P9" draw:layer="layout" svg:width="2.799cm" svg:height="1.599cm" svg:x="13.421cm" svg:y="15.294cm">
          <draw:text-box>
            <text:p text:style-name="P5"><text:span text:style-name="T3">Datacenter</text:span></text:p>
          </draw:text-box>
        </draw:frame>
        <presentation:notes draw:style-name="dp4">
          <draw:frame draw:name="Slide Number Placeholder 1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2" draw:style-name="gr2" draw:layer="layout" svg:width="19.798cm" svg:height="11.136cm" svg:x="0.6cm" svg:y="2.257cm" draw:page-number="8" presentation:class="page"/>
          <draw:frame draw:name="Notes Placeholder 1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9-Layout7-blank-Blank" presentation:presentation-page-layout-name="AL2T33">
        <draw:custom-shape draw:name="Freeform 1" draw:style-name="gr27" draw:text-style-name="P14" draw:layer="layout" svg:width="1.812cm" svg:height="0.9cm" svg:x="14.113cm" svg:y="7.251cm">
          <text:p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1" draw:text-style-name="P8" draw:layer="layout" svg:width="3cm" svg:height="2.5cm" svg:x="2.099cm" svg:y="2.198cm">
          <draw:image xlink:href="Pictures/1000000100000162000001277793197A.png" xlink:type="simple" xlink:show="embed" xlink:actuate="onLoad" draw:mime-type="image/png">
            <text:p/>
          </draw:image>
        </draw:frame>
        <draw:frame draw:style-name="gr11" draw:text-style-name="P8" draw:layer="layout" svg:width="5.312cm" svg:height="5.312cm" svg:x="8.076cm" svg:y="0.713cm">
          <draw:image xlink:href="Pictures/10000001000002730000027373520CD9.png" xlink:type="simple" xlink:show="embed" xlink:actuate="onLoad" draw:mime-type="image/png">
            <text:p/>
          </draw:image>
        </draw:frame>
        <draw:frame draw:style-name="gr11" draw:text-style-name="P8" draw:layer="layout" svg:width="5.312cm" svg:height="5.312cm" svg:x="15.288cm" svg:y="0.676cm">
          <draw:image xlink:href="Pictures/10000001000002730000027373520CD9.png" xlink:type="simple" xlink:show="embed" xlink:actuate="onLoad" draw:mime-type="image/png">
            <text:p/>
          </draw:image>
        </draw:frame>
        <draw:frame draw:name="TextBox 5" draw:style-name="gr12" draw:text-style-name="P6" draw:layer="layout" svg:width="1.324cm" svg:height="0.683cm" svg:x="2.85cm" svg:y="4.423cm">
          <draw:text-box>
            <text:p text:style-name="P5"><text:span text:style-name="T3">User</text:span></text:p>
          </draw:text-box>
        </draw:frame>
        <draw:frame draw:name="TextBox 6" draw:style-name="gr12" draw:text-style-name="P6" draw:layer="layout" svg:width="3.078cm" svg:height="0.683cm" svg:x="9.238cm" svg:y="4.474cm">
          <draw:text-box>
            <text:p text:style-name="P5"><text:span text:style-name="T3">Local Resolver</text:span></text:p>
          </draw:text-box>
        </draw:frame>
        <draw:frame draw:name="TextBox 7" draw:style-name="gr13" draw:text-style-name="P6" draw:layer="layout" svg:width="2.949cm" svg:height="1.547cm" svg:x="16.626cm" svg:y="4.45cm">
          <draw:text-box>
            <text:p text:style-name="P5"><text:span text:style-name="T3">Authoritative</text:span><text:span text:style-name="T3"><text:line-break/></text:span><text:span text:style-name="T3">Name server</text:span></text:p>
          </draw:text-box>
        </draw:frame>
        <draw:frame draw:name="TextBox 8" draw:style-name="gr28" draw:text-style-name="P6" draw:layer="layout" svg:width="2.086cm" svg:height="1.702cm" svg:x="14.042cm" svg:y="8.634cm">
          <draw:text-box>
            <text:p text:style-name="P5"><text:span text:style-name="T3">Attacker</text:span></text:p>
          </draw:text-box>
        </draw:frame>
        <draw:frame draw:style-name="gr11" draw:text-style-name="P8" draw:layer="layout" svg:width="2.412cm" svg:height="2.01cm" svg:x="13.85cm" svg:y="6.938cm">
          <draw:image xlink:href="Pictures/100000010000011C000000ED61E09740.png" xlink:type="simple" xlink:show="embed" xlink:actuate="onLoad" draw:mime-type="image/png">
            <text:p/>
          </draw:image>
        </draw:frame>
        <draw:custom-shape draw:name="Straight Connector 10" draw:style-name="gr29" draw:text-style-name="P7" draw:layer="layout" svg:width="4.218cm" svg:height="0.001cm" svg:x="12.27cm" svg:y="2.747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1" draw:style-name="gr12" draw:text-style-name="P6" draw:layer="layout" svg:width="4.745cm" svg:height="0.683cm" svg:x="12.136cm" svg:y="1.814cm">
          <draw:text-box>
            <text:p text:style-name="P5"><text:span text:style-name="T3">2. Query: example.com?</text:span></text:p>
          </draw:text-box>
        </draw:frame>
        <draw:frame draw:name="TextBox 12" draw:style-name="gr12" draw:text-style-name="P6" draw:layer="layout" svg:width="1.324cm" svg:height="0.683cm" svg:x="2.85cm" svg:y="4.424cm">
          <draw:text-box>
            <text:p text:style-name="P5"><text:span text:style-name="T3">User</text:span></text:p>
          </draw:text-box>
        </draw:frame>
        <draw:custom-shape draw:name="Straight Connector 13" draw:style-name="gr30" draw:text-style-name="P7" draw:layer="layout" svg:width="4.218cm" svg:height="0.001cm" svg:x="4.986cm" svg:y="2.806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4" draw:style-name="gr12" draw:text-style-name="P6" draw:layer="layout" svg:width="4.745cm" svg:height="0.683cm" svg:x="4.852cm" svg:y="1.873cm">
          <draw:text-box>
            <text:p text:style-name="P5"><text:span text:style-name="T3">1. Query: example.com?</text:span></text:p>
          </draw:text-box>
        </draw:frame>
        <draw:custom-shape draw:name="Straight Connector 15" draw:style-name="gr31" draw:text-style-name="P7" draw:layer="layout" svg:width="1.923cm" svg:height="3.187cm" svg:x="11.915cm" svg:y="4.28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6" draw:style-name="gr12" draw:text-style-name="P6" draw:layer="layout" svg:width="5.496cm" svg:height="0.683cm" svg:x="7.986cm" svg:y="6.391cm">
          <draw:text-box>
            <text:p text:style-name="P5"><text:span text:style-name="T3">3. False answer: 203.0.113.2</text:span></text:p>
          </draw:text-box>
        </draw:frame>
        <draw:custom-shape draw:name="Straight Connector 17" draw:style-name="gr32" draw:text-style-name="P7" draw:layer="layout" svg:width="4.218cm" svg:height="0.001cm" svg:x="5.233cm" svg:y="4.335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8" draw:style-name="gr13" draw:text-style-name="P6" draw:layer="layout" svg:width="4.062cm" svg:height="1.547cm" svg:x="5.276cm" svg:y="3.135cm">
          <draw:text-box>
            <text:p text:style-name="P5"><text:span text:style-name="T3">4. False answer: 203.0.113.2</text:span></text:p>
          </draw:text-box>
        </draw:fram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frame draw:name="Slide Number Placeholder 6" draw:style-name="gr1" draw:text-style-name="P6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9" presentation:class="page"/>
          <draw:frame draw:name="Notes Placeholder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9-Layout7-blank-Blank" presentation:presentation-page-layout-name="AL2T33">
        <draw:connector draw:name="Straight Arrow Connector 2" draw:style-name="gr33" draw:text-style-name="P8" draw:layer="layout" draw:type="line" svg:x1="16.997cm" svg:y1="8.868cm" svg:x2="9.629cm" svg:y2="6.999cm" svg:d="M16997 8868l-7368-1869" svg:viewBox="0 0 7369 1870">
          <text:p/>
        </draw:connector>
        <draw:connector draw:name="Straight Arrow Connector 5" draw:style-name="gr34" draw:text-style-name="P8" draw:layer="layout" draw:type="line" svg:x1="21.968cm" svg:y1="7.038cm" svg:x2="11.73cm" svg:y2="7.067cm" draw:end-shape="id1" draw:end-glue-point="1" svg:d="M21968 7038l-10238 29" svg:viewBox="0 0 10239 30">
          <text:p/>
        </draw:connector>
        <draw:custom-shape draw:name="Rectangle 7" draw:style-name="gr35" draw:text-style-name="P16" draw:layer="layout" svg:width="1.965cm" svg:height="3.075cm" svg:x="3.873cm" svg:y="5.515cm">
          <text:p text:style-name="P15"><text:span text:style-name="T4"/></text:p>
          <text:p text:style-name="P15"><text:span text:style-name="T5">Device</text:span></text:p>
          <text:p text:style-name="P15"><text:span text:style-name="T6"/></text:p>
          <draw:enhanced-geometry svg:viewBox="0 0 21600 21600" draw:mirror-horizontal="true" draw:type="non-primitive" draw:enhanced-path="M 0 0 L 21600 0 21600 21600 0 21600 Z N"/>
        </draw:custom-shape>
        <draw:custom-shape draw:name="Left Brace 8" draw:style-name="gr36" draw:text-style-name="P7" draw:layer="layout" svg:width="0.77cm" svg:height="10.41cm" draw:transform="rotate (1.5707963267949) translate (10.16cm 10.38cm)">
          <text:p/>
          <draw:enhanced-geometry svg:viewBox="0 0 21600 21600" draw:path-stretchpoint-x="21600" draw:path-stretchpoint-y="21600" draw:text-areas="?f46 ?f47 ?f20 ?f49" draw:glue-points="?f20 ?f10 ?f10 ?f29 ?f20 ?f21" draw:type="non-primitive" draw:modifiers="0 0" draw:enhanced-path="S M ?f20 ?f21 A ?f89 ?f90 ?f91 ?f92 ?f20 ?f21 ?f86 ?f88 W ?f93 ?f94 ?f95 ?f96 ?f20 ?f21 ?f86 ?f88 L ?f27 ?f42 A ?f136 ?f137 ?f138 ?f139 ?f27 ?f42 ?f133 ?f135 W ?f140 ?f141 ?f142 ?f143 ?f27 ?f42 ?f133 ?f135 A ?f166 ?f167 ?f168 ?f169 ?f133 ?f135 ?f163 ?f165 W ?f170 ?f171 ?f172 ?f173 ?f133 ?f135 ?f163 ?f165 L ?f27 ?f32 A ?f209 ?f210 ?f211 ?f212 ?f27 ?f32 ?f206 ?f208 W ?f213 ?f214 ?f215 ?f216 ?f27 ?f32 ?f206 ?f208 Z N F M ?f20 ?f21 A ?f89 ?f90 ?f91 ?f92 ?f20 ?f21 ?f86 ?f88 W ?f93 ?f94 ?f95 ?f96 ?f20 ?f21 ?f86 ?f88 L ?f27 ?f42 A ?f136 ?f137 ?f138 ?f139 ?f27 ?f42 ?f133 ?f135 W ?f140 ?f141 ?f142 ?f143 ?f27 ?f42 ?f133 ?f135 A ?f166 ?f167 ?f168 ?f169 ?f133 ?f135 ?f163 ?f165 W ?f170 ?f171 ?f172 ?f173 ?f133 ?f135 ?f163 ?f165 L ?f27 ?f32 A ?f209 ?f210 ?f211 ?f212 ?f27 ?f32 ?f206 ?f208 W ?f213 ?f214 ?f215 ?f216 ?f27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draw:name="Rectangle 9" draw:style-name="gr37" draw:text-style-name="P7" draw:layer="layout" svg:width="7.316cm" svg:height="0.751cm" svg:x="11.775cm" svg:y="10.163cm">
          <text:p text:style-name="P15"><text:span text:style-name="T5">Secure Private Network</text:span></text:p>
          <draw:enhanced-geometry svg:viewBox="0 0 21600 21600" draw:type="non-primitive" draw:enhanced-path="M 0 0 L 21600 0 21600 21600 0 21600 Z N"/>
        </draw:custom-shape>
        <draw:connector draw:name="Straight Arrow Connector 10" draw:style-name="gr38" draw:text-style-name="P8" draw:layer="layout" draw:type="line" svg:x1="6.109cm" svg:y1="7.119cm" svg:x2="9.781cm" svg:y2="7.119cm" svg:d="M6109 7119h3672" svg:viewBox="0 0 3673 1">
          <text:p/>
        </draw:connector>
        <draw:custom-shape draw:name="Rectangle 24" draw:style-name="gr39" draw:text-style-name="P17" draw:layer="layout" svg:width="1.384cm" svg:height="1.27cm" svg:x="4.196cm" svg:y="7.09cm">
          <text:p text:style-name="P15"><text:span text:style-name="T5">SIM</text:span></text:p>
          <draw:enhanced-geometry svg:viewBox="0 0 21600 21600" draw:mirror-horizontal="true" draw:type="non-primitive" draw:enhanced-path="M 0 0 L 21600 0 21600 21600 0 21600 Z N"/>
        </draw:custom-shape>
        <draw:custom-shape draw:name="Rectangle 35" draw:style-name="gr37" draw:text-style-name="P7" draw:layer="layout" svg:width="4.575cm" svg:height="0.751cm" svg:x="11.933cm" svg:y="7.04cm">
          <text:p text:style-name="P15"><text:span text:style-name="T5">Backhaul</text:span></text:p>
          <draw:enhanced-geometry svg:viewBox="0 0 21600 21600" draw:type="non-primitive" draw:enhanced-path="M 0 0 L 21600 0 21600 21600 0 21600 Z N"/>
        </draw:custom-shape>
        <draw:custom-shape draw:name="Rectangle 36" draw:style-name="gr37" draw:text-style-name="P7" draw:layer="layout" svg:width="3.672cm" svg:height="1.147cm" svg:x="6.042cm" svg:y="7.138cm">
          <text:p text:style-name="P18"><text:span text:style-name="T5">Wireless</text:span></text:p>
          <text:p text:style-name="P18"><text:span text:style-name="T5">Link</text:span></text:p>
          <draw:enhanced-geometry svg:viewBox="0 0 21600 21600" draw:type="non-primitive" draw:enhanced-path="M 0 0 L 21600 0 21600 21600 0 21600 Z N"/>
        </draw:custom-shape>
        <draw:custom-shape draw:name="Rectangle 43" draw:style-name="gr37" draw:text-style-name="P7" draw:layer="layout" svg:width="4.575cm" svg:height="0.751cm" svg:x="20.833cm" svg:y="6.591cm">
          <text:p text:style-name="P15"><text:span text:style-name="T5">Internet</text:span></text:p>
          <draw:enhanced-geometry svg:viewBox="0 0 21600 21600" draw:type="non-primitive" draw:enhanced-path="M 0 0 L 21600 0 21600 21600 0 21600 Z N"/>
        </draw:custom-shape>
        <draw:custom-shape draw:name="Rectangle 4" draw:style-name="gr40" draw:text-style-name="P16" draw:layer="layout" svg:width="3.468cm" svg:height="5.182cm" svg:x="16.833cm" svg:y="4.428cm">
          <text:p text:style-name="P15"><text:span text:style-name="T7"/></text:p>
          <text:p text:style-name="P15"><text:span text:style-name="T7"/></text:p>
          <text:p text:style-name="P15"><text:span text:style-name="T5">Mobile</text:span></text:p>
          <text:p text:style-name="P15"><text:span text:style-name="T5">Core</text:span></text:p>
          <draw:enhanced-geometry svg:viewBox="0 0 21600 21600" draw:mirror-horizontal="true" draw:type="non-primitive" draw:enhanced-path="M 0 0 L 21600 0 21600 21600 0 21600 Z N"/>
        </draw:custom-shape>
        <draw:custom-shape draw:name="Rectangle 37" draw:style-name="gr39" draw:text-style-name="P17" draw:layer="layout" svg:width="1.577cm" svg:height="1.535cm" svg:x="17.769cm" svg:y="7.355cm">
          <text:p text:style-name="P15"><text:span text:style-name="T5">AMF</text:span></text:p>
          <draw:enhanced-geometry svg:viewBox="0 0 21600 21600" draw:mirror-horizontal="true" draw:type="non-primitive" draw:enhanced-path="M 0 0 L 21600 0 21600 21600 0 21600 Z N"/>
        </draw:custom-shape>
        <draw:frame draw:style-name="gr41" draw:text-style-name="P19" xml:id="id1" draw:id="id1" draw:layer="layout" svg:width="1.973cm" svg:height="3.774cm" svg:x="9.757cm" svg:y="5.18cm">
          <draw:image xlink:href="Pictures/1000000100000316000005E6C4157AF2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0" presentation:class="page"/>
          <draw:frame draw:name="Notes Placeholder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tos" svg:font-family="Aptos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Calibri" svg:font-family="Calibri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5846" svg:viewBox="0 0 20 30" svg:d="M10 0l-10 30h20z"/>
    <draw:marker draw:name="a5850" svg:viewBox="0 0 20 30" svg:d="M10 0l-10 30h20z"/>
    <draw:marker draw:name="a5854" svg:viewBox="0 0 20 30" svg:d="M10 0l-10 30h20z"/>
    <draw:marker draw:name="a5858" svg:viewBox="0 0 20 30" svg:d="M10 0l-10 30h20z"/>
    <draw:marker draw:name="a5862" svg:viewBox="0 0 20 30" svg:d="M10 0l-10 30h20z"/>
    <draw:marker draw:name="a5924" svg:viewBox="0 0 20 30" svg:d="M10 0l-10 30h20z"/>
    <draw:marker draw:name="a5934" svg:viewBox="0 0 20 30" svg:d="M10 0l-10 30h20z"/>
    <draw:marker draw:name="a5941" svg:viewBox="0 0 20 30" svg:d="M10 0l-10 30h20z"/>
    <draw:marker draw:name="a5948" svg:viewBox="0 0 20 30" svg:d="M10 0l-10 30h20z"/>
    <draw:marker draw:name="a5993" svg:viewBox="0 0 20 30" svg:d="M10 0l-10 30h20z"/>
    <draw:marker draw:name="a6003" svg:viewBox="0 0 20 30" svg:d="M10 0l-10 30h20z"/>
    <draw:marker draw:name="a6010" svg:viewBox="0 0 20 30" svg:d="M10 0l-10 30h20z"/>
    <draw:marker draw:name="a6017" svg:viewBox="0 0 20 30" svg:d="M10 0l-10 30h20z"/>
    <draw:marker draw:name="a6053" svg:viewBox="0 0 20 30" svg:d="M10 0l-10 30h20z"/>
    <draw:marker draw:name="a6054" svg:viewBox="0 0 20 30" svg:d="M10 0l-10 30h20z"/>
    <draw:stroke-dash draw:name="a6052" draw:style="rect" draw:dots1="1" draw:dots1-length="0.053cm" draw:distance="0.053cm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9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9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9-Layout7-blank-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9-Layout7-blank-Blank-outline1" style:family="presentation">
      <style:graphic-properties draw:stroke="none" draw:fill="none" draw:auto-grow-height="false" draw:fit-to-size="false" style:shrink-to-fit="true">
        <text:list-style style:name="Master9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9-Layout7-blank-Blank-outline2" style:family="presentation" style:parent-style-name="Master9-Layout7-blank-Blank-outline1">
      <style:paragraph-properties fo:margin-top="0.4cm" fo:margin-bottom="0cm"/>
      <style:text-properties fo:font-size="28pt" style:font-size-asian="28pt" style:font-size-complex="28pt"/>
    </style:style>
    <style:style style:name="Master9-Layout7-blank-Blank-outline3" style:family="presentation" style:parent-style-name="Master9-Layout7-blank-Blank-outline2">
      <style:paragraph-properties fo:margin-top="0.3cm" fo:margin-bottom="0cm"/>
      <style:text-properties fo:font-size="24pt" style:font-size-asian="24pt" style:font-size-complex="24pt"/>
    </style:style>
    <style:style style:name="Master9-Layout7-blank-Blank-outline4" style:family="presentation" style:parent-style-name="Master9-Layout7-blank-Blank-outline3">
      <style:paragraph-properties fo:margin-top="0.2cm" fo:margin-bottom="0cm"/>
      <style:text-properties fo:font-size="20pt" style:font-size-asian="20pt" style:font-size-complex="20pt"/>
    </style:style>
    <style:style style:name="Master9-Layout7-blank-Blank-outline5" style:family="presentation" style:parent-style-name="Master9-Layout7-blank-Blank-outline4">
      <style:paragraph-properties fo:margin-top="0.1cm" fo:margin-bottom="0cm"/>
      <style:text-properties fo:font-size="20pt" style:font-size-asian="20pt" style:font-size-complex="20pt"/>
    </style:style>
    <style:style style:name="Master9-Layout7-blank-Blank-outline6" style:family="presentation" style:parent-style-name="Master9-Layout7-blank-Blank-outline5">
      <style:paragraph-properties fo:margin-top="0.1cm" fo:margin-bottom="0cm"/>
      <style:text-properties fo:font-size="20pt" style:font-size-asian="20pt" style:font-size-complex="20pt"/>
    </style:style>
    <style:style style:name="Master9-Layout7-blank-Blank-outline7" style:family="presentation" style:parent-style-name="Master9-Layout7-blank-Blank-outline6">
      <style:paragraph-properties fo:margin-top="0.1cm" fo:margin-bottom="0cm"/>
      <style:text-properties fo:font-size="20pt" style:font-size-asian="20pt" style:font-size-complex="20pt"/>
    </style:style>
    <style:style style:name="Master9-Layout7-blank-Blank-outline8" style:family="presentation" style:parent-style-name="Master9-Layout7-blank-Blank-outline7">
      <style:paragraph-properties fo:margin-top="0.1cm" fo:margin-bottom="0cm"/>
      <style:text-properties fo:font-size="20pt" style:font-size-asian="20pt" style:font-size-complex="20pt"/>
    </style:style>
    <style:style style:name="Master9-Layout7-blank-Blank-outline9" style:family="presentation" style:parent-style-name="Master9-Layout7-blank-Blank-outline8">
      <style:paragraph-properties fo:margin-top="0.1cm" fo:margin-bottom="0cm"/>
      <style:text-properties fo:font-size="20pt" style:font-size-asian="20pt" style:font-size-complex="20pt"/>
    </style:style>
    <style:style style:name="Master9-Layout7-blank-Blank-subtitle" style:family="presentation">
      <style:graphic-properties draw:stroke="none" draw:fill="none" draw:textarea-vertical-align="middle">
        <text:list-style style:name="Master9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9-Layout7-blank-Blank-title" style:family="presentation">
      <style:graphic-properties draw:stroke="none" draw:fill="none" draw:textarea-vertical-align="middle">
        <text:list-style style:name="Master9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Layout1-title-Title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9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9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9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9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9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9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9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4" style:family="paragraph">
      <loext:graphic-properties draw:fill="none"/>
      <style:paragraph-properties style:font-independent-line-spacing="true"/>
    </style:style>
    <style:style style:name="MP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size-asian="60pt" style:font-style-asian="normal" style:font-weight-asian="normal" style:font-name-complex="Arial Unicode MS" style:font-size-complex="6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  <draw:layer draw:name="Master6-bg" draw:protected="true"/>
      <draw:layer draw:name="Master7-bg" draw:protected="true"/>
      <draw:layer draw:name="Master8-bg" draw:protected="true"/>
      <draw:layer draw:name="Master9-bg" draw:protected="true"/>
      <draw:layer draw:name="Master10-bg" draw:protected="true"/>
      <draw:layer draw:name="Master1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4" draw:layer="backgroundobjects" svg:width="25.399cm" svg:height="6.631cm" svg:x="4.233cm" svg:y="3.1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2" draw:text-style-name="MP4" draw:layer="backgroundobjects" svg:width="25.4cm" svg:height="4.599cm" svg:x="4.233cm" svg:y="10.006cm" presentation:class="subtitle">
        <draw:text-box>
          <text:p text:style-name="MP5"><text:span text:style-name="MT3">Click to edit Master subtitle style</text:span></text:p>
        </draw:text-box>
      </draw:frame>
      <draw:frame draw:name="Date Placeholder 3" presentation:style-name="Mpr3" draw:text-style-name="MP4" draw:layer="backgroundobjects" svg:width="7.619cm" svg:height="1.013cm" svg:x="2.328cm" svg:y="17.657cm" presentation:class="date-time">
        <draw:text-box>
          <text:p/>
        </draw:text-box>
      </draw:frame>
      <draw:frame draw:name="Footer Placeholder 4" presentation:style-name="Mpr4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19cm" svg:height="1.013cm" svg:x="23.918cm" svg:y="17.657cm" presentation:class="page-number">
        <draw:text-box>
          <text:p text:style-name="MP6"><text:span text:style-name="MT4"><text:page-number>&lt;number&gt;</text:page-number></text:span></text:p>
        </draw:text-box>
      </draw:frame>
      <draw:frame draw:name="Text Placeholder 6" presentation:style-name="Mpr5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9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9" draw:text-style-name="MP4" draw:layer="backgroundobjects" svg:width="7.619cm" svg:height="1.013cm" svg:x="2.328cm" svg:y="17.657cm" presentation:class="date-time">
        <draw:text-box>
          <text:p/>
        </draw:text-box>
      </draw:frame>
      <draw:frame draw:name="Footer Placeholder 2" presentation:style-name="Mpr10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3" presentation:style-name="Mpr9" draw:text-style-name="MP4" draw:layer="backgroundobjects" svg:width="7.619cm" svg:height="1.013cm" svg:x="23.918cm" svg:y="17.657cm" presentation:class="page-number">
        <draw:text-box>
          <text:p text:style-name="MP6"><text:span text:style-name="MT4"><text:page-number>&lt;number&gt;</text:page-number></text:span></text:p>
        </draw:text-box>
      </draw:frame>
      <draw:frame draw:name="Title 4" presentation:style-name="Mpr11" draw:text-style-name="MP4" draw:layer="backgroundobjects" svg:width="30.479cm" svg:height="3.18cm" svg:x="1.693cm" svg:y="0.76cm" presentation:class="title">
        <draw:text-box>
          <text:p/>
        </draw:text-box>
      </draw:frame>
      <draw:frame draw:name="Text Placeholder 5" presentation:style-name="Mpr12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page-thumbnail draw:name="Slide Image Placeholder 1" presentation:style-name="Master9-Layout7-blank-Blank-title" draw:layer="backgroundobjects" svg:width="19.798cm" svg:height="11.136cm" svg:x="0.6cm" svg:y="2.257cm" presentation:class="page"/>
        <draw:frame draw:name="Notes Placeholder 2" presentation:style-name="Mpr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title>PowerPoint Presentation</dc:title>
    <meta:initial-creator>Microsoft Office User</meta:initial-creator>
    <meta:creation-date>2018-11-06T15:34:59Z</meta:creation-date>
    <dc:date>2025-08-13T16:23:43.128063000</dc:date>
    <meta:print-date>2025-08-13T16:24:44.358967000</meta:print-date>
    <meta:editing-cycles>109</meta:editing-cycles>
    <meta:editing-duration>PT5H43M50S</meta:editing-duration>
    <meta:document-statistic meta:object-count="176"/>
    <meta:user-defined meta:name="AppVersion">16.0010</meta:user-defined>
    <meta:user-defined meta:name="PresentationFormat">Widescreen</meta:user-defined>
    <meta:user-defined meta:name="Slides" meta:value-type="float">3</meta:user-defined>
  </office:meta>
</office:document-meta>
</file>